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paragraph-rsid="00073ba0" style:font-size-asian="18pt" style:font-weight-asian="bold" style:font-size-complex="18pt" style:font-weight-complex="bold"/>
    </style:style>
    <style:style style:name="P2" style:family="paragraph" style:parent-style-name="Standard">
      <style:text-properties officeooo:paragraph-rsid="00073ba0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text-properties fo:font-size="14pt" officeooo:rsid="00058c59" officeooo:paragraph-rsid="00058c59" style:font-size-asian="14pt" style:font-size-complex="14pt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Standard">
      <style:text-properties fo:font-size="14pt" officeooo:rsid="00058c59" officeooo:paragraph-rsid="00058c59" style:font-size-asian="14pt" style:font-size-complex="14pt"/>
    </style:style>
    <style:style style:name="P8" style:family="paragraph" style:parent-style-name="Standard">
      <style:text-properties fo:font-size="14pt" officeooo:rsid="0007a7fd" officeooo:paragraph-rsid="0007a7fd" style:font-size-asian="14pt" style:font-size-complex="14pt"/>
    </style:style>
    <style:style style:name="P9" style:family="paragraph" style:parent-style-name="Standard">
      <style:text-properties fo:font-size="14pt" officeooo:paragraph-rsid="0007a7fd" style:font-size-asian="14pt" style:font-size-complex="14pt"/>
    </style:style>
    <style:style style:name="P10" style:family="paragraph" style:parent-style-name="Standard">
      <style:text-properties fo:font-size="15pt" fo:font-weight="bold" officeooo:rsid="00058c59" officeooo:paragraph-rsid="00058c59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5pt" fo:font-weight="bold" officeooo:rsid="0007a7fd" officeooo:paragraph-rsid="0007a7fd" style:font-size-asian="15pt" style:font-weight-asian="bold" style:font-size-complex="15pt" style:font-weight-complex="bold"/>
    </style:style>
    <style:style style:name="T1" style:family="text">
      <style:text-properties officeooo:rsid="0005c242"/>
    </style:style>
    <style:style style:name="T2" style:family="text">
      <style:text-properties officeooo:rsid="0007a7f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08d579"/>
    </style:style>
    <style:style style:name="T5" style:family="text">
      <style:text-properties officeooo:rsid="000910b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3">https://www.pildorasinformaticas.es/</text:p>
      <text:p text:style-name="P2"/>
      <text:p text:style-name="P2"/>
      <text:p text:style-name="P1">Curso Spring</text:p>
      <text:p text:style-name="P5"/>
      <text:p text:style-name="P5"/>
      <text:p text:style-name="P10">Paso 1:</text:p>
      <text:p text:style-name="P5"><text:tab/>Vistos los videos: </text:p>
      <text:p text:style-name="P5"><text:tab/><text:tab/><text:span text:style-name="T1">Instalación e introducción: 1, 2, 3, 4 y 5</text:span></text:p>
      <text:p text:style-name="P5"><text:tab/><text:tab/><text:span text:style-name="T1">Inversión de control: 6, 7 y 8</text:span></text:p>
      <text:p text:style-name="P5"><text:tab/><text:tab/><text:span text:style-name="T1">(me falta poner el código de las clases)</text:span></text:p>
      <text:p text:style-name="P5"/>
      <text:p text:style-name="P5"/>
      <text:p text:style-name="P11">Video 8:</text:p>
      <text:p text:style-name="P8"><text:tab/>Fichero XML</text:p>
      <text:p text:style-name="P8"><text:tab/><text:tab/>Con &lt;bean&gt; </text:p>
      <text:p text:style-name="P8"><text:tab/><text:tab/><text:tab/>se crea un generador de objetos</text:p>
      <text:p text:style-name="P8"><text:tab/><text:tab/><text:tab/>se crea un contenedor Spring que nos proporciona objetos</text:p>
      <text:p text:style-name="P8"><text:tab/>Cuatro pasos a seguir para utilizar un contenedor Sping</text:p>
      <text:p text:style-name="P4"><text:tab/><text:tab/><text:span text:style-name="T2">1- Cargar el archivo XML</text:span></text:p>
      <text:p text:style-name="P4"><text:tab/><text:tab/><text:tab/><text:span text:style-name="T2">(así se crea un contexto)</text:span></text:p>
      <text:p text:style-name="P9"><text:tab/><text:tab/><text:span text:style-name="T2">2- Pedir el bean</text:span> </text:p>
      <text:p text:style-name="P9"><text:tab/><text:tab/><text:tab/><text:span text:style-name="T2">(se pide el objeto al contexto, al fichero XML)</text:span></text:p>
      <text:p text:style-name="P4"><text:tab/><text:tab/><text:span text:style-name="T2">3- Utilizar el bean</text:span></text:p>
      <text:p text:style-name="P4"><text:tab/><text:tab/><text:tab/><text:span text:style-name="T2">(se utiliza este objeto)</text:span></text:p>
      <text:p text:style-name="P4"><text:tab/><text:tab/><text:span text:style-name="T2">4- Cerrar el archivo XML</text:span></text:p>
      <text:p text:style-name="P4"><text:tab/><text:tab/><text:tab/><text:span text:style-name="T2">(cerrar el contexto)</text:span></text:p>
      <text:p text:style-name="P4"/>
      <text:p text:style-name="P4"/>
      <text:p text:style-name="P11">Video 9:</text:p>
      <text:p text:style-name="P8"><text:tab/>Inyección de dependencias. Modularización</text:p>
      <text:p text:style-name="P8"><text:tab/><text:tab/>Modularización en POO</text:p>
      <text:p text:style-name="P8"><text:tab/><text:tab/>1- Este concepto nos indica que el <text:span text:style-name="T3">todo</text:span> está formado por partes</text:p>
      <text:p text:style-name="P8"><text:tab/><text:tab/>2- El <text:span text:style-name="T3">todo</text:span> es un conjunto de objetos independientes,</text:p>
      <text:p text:style-name="P8"><text:tab/><text:tab/>que se comunican entre sí para formar el todo</text:p>
      <text:p text:style-name="P8"><text:tab/><text:tab/>3- Los objetos a veces tienen entre ellos dependencias, es decir,</text:p>
      <text:p text:style-name="P8"><text:tab/><text:tab/>necesitan de otros objetos para funcionar correctamente.</text:p>
      <text:p text:style-name="P8"><text:tab/><text:tab/>4- Así un objeto necesita de muchos objetos, depende de</text:p>
      <text:p text:style-name="P8"><text:tab/><text:tab/>muchos objetos.</text:p>
      <text:p text:style-name="P8"/>
      <text:p text:style-name="P8"/>
      <text:p text:style-name="P8"/>
      <text:p text:style-name="P8"><text:soft-page-break/><text:tab/>Inyección de dependencias. Funcionamiento</text:p>
      <text:p text:style-name="P4"><text:tab/><text:tab/><text:span text:style-name="T4">1- Cuando un objeto1 necesita otro objeto2 para funcionar</text:span></text:p>
      <text:p text:style-name="P4"><text:tab/><text:tab/><text:span text:style-name="T4">adecuadamente, en lugar de instanciarlo con new, se lo pide</text:span></text:p>
      <text:p text:style-name="P4"><text:tab/><text:tab/><text:span text:style-name="T4">a Spring.</text:span></text:p>
      <text:p text:style-name="P4"><text:tab/><text:tab/><text:span text:style-name="T4">Spring lo crea y después se lo inyecta, se lo proporciona.</text:span></text:p>
      <text:p text:style-name="P4"><text:tab/><text:tab/><text:span text:style-name="T4">2- Ventaja: este objeto2, que crea Spring, también se lo puede</text:span></text:p>
      <text:p text:style-name="P4"><text:tab/><text:tab/><text:span text:style-name="T4">inyectar a otro objeto3 que lo necesita.</text:span></text:p>
      <text:p text:style-name="P4"/>
      <text:p text:style-name="P4"><text:tab/><text:span text:style-name="T5">Ejemplo concreto:</text:span></text:p>
      <text:p text:style-name="P4"><text:tab/><text:tab/><text:span text:style-name="T5">1- Ahora Jefe, Director y Secretario no sólo realizan un tarea.</text:span></text:p>
      <text:p text:style-name="P4"><text:tab/><text:tab/><text:span text:style-name="T5">También emiten informes, dependen de un informe.</text:span></text:p>
      <text:p text:style-name="P4"><text:tab/><text:tab/><text:span text:style-name="T5">Se deben crear objetos de tipo informes, pero no con new.</text:span></text:p>
      <text:p text:style-name="P4"><text:tab/><text:tab/><text:span text:style-name="T5">2- Spring inyect los informes y hay dos formas de hacerlo:<text:line-break/><text:tab/><text:tab/><text:tab/>- Con constructor</text:span></text:p>
      <text:p text:style-name="P4"><text:tab/><text:tab/><text:tab/>- <text:span text:style-name="T5">Con un setter</text:span></text:p>
      <text:p text:style-name="P4"><text:tab/><text:tab/><text:tab/>- <text:span text:style-name="T5">(auto-wiring aún no se ve; sí en anotations)</text:span></text:p>
      <text:p text:style-name="P4"/>
      <text:p text:style-name="P4"><text:tab/></text:p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1-02-16T08:23:53.091000000</dc:date>
    <meta:editing-duration>PT24M59S</meta:editing-duration>
    <meta:editing-cycles>8</meta:editing-cycles>
    <meta:document-statistic meta:table-count="0" meta:image-count="0" meta:object-count="0" meta:page-count="2" meta:paragraph-count="46" meta:word-count="282" meta:character-count="1713" meta:non-whitespace-character-count="1387"/>
  </office:meta>
</office:document-meta>
</file>